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Any opinion is welcome.</text:p>
      <text:p text:style-name="Text_20_body">Feel free to discuss in the Discussions section.</text:p>
      <text:p text:style-name="Text_20_body">Feel free report issues in the Issues se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01T10:15:57Z</meta:creation-date>
    <dc:date>2022-04-01T10:15:57Z</dc:date>
  </office:meta>
</office:document-meta>
</file>